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ff3333" style:font-name="Copperplate Gothic Light" fo:font-size="6pt" fo:font-style="italic" style:text-underline-style="solid" style:text-underline-width="auto" style:text-underline-color="font-color" fo:font-weight="normal" officeooo:rsid="00280c6d" officeooo:paragraph-rsid="00280c6d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>Fiches</text:p>
      <text:p text:style-name="P4"/>
      <text:p text:style-name="P3">Check – List</text:p>
      <text:p text:style-name="P3"/>
      <text:p text:style-name="P3"/>
      <text:p text:style-name="P3"/>
      <text:p text:style-name="P3"/>
      <text:p text:style-name="P5">Attention ces fiches sont faites pour mon utilisation, il vous faudra peut être les modifier pour vos usag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Page_garde__Check-list_AMR</text:file-name><text:tab/><text:date style:data-style-name="N37" text:date-value="2022-07-26T11:44:52.707000137">26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26T11:44:52.562000000</dc:date>
    <meta:editing-duration>PT2H5M41S</meta:editing-duration>
    <meta:editing-cycles>16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4" meta:word-count="27" meta:character-count="179" meta:non-whitespace-character-count="154"/>
  </office:meta>
</office:document-meta>
</file>